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6.7866in"/>
    </style:style>
    <style:style style:name="co4" style:family="table-column">
      <style:table-column-properties fo:break-before="auto" style:column-width="7.283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6.6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2.3394in" svg:y="195.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18">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018">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5">00/00/0000</text:date>, <text:time style:data-style-name="N2" text:time-value="09:20:21.5581836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4-05T13:47:26.498645999</dc:date>
    <meta:editing-duration>P110DT16H40M42S</meta:editing-duration>
    <meta:editing-cycles>4792</meta:editing-cycles>
    <meta:generator>LibreOffice/6.4.7.2$Linux_X86_64 LibreOffice_project/40$Build-2</meta:generator>
    <meta:document-statistic meta:table-count="7" meta:cell-count="74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